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Freq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number-matrix-columns-spanned="1" table:number-matrix-rows-spanned="1" table:formula="of:=SUM([.A2:.A15]*[.B2:.B15])/SUM([.B2:.B15])" office:value-type="float" office:value="65.6302521008403" calcext:value-type="float">
            <text:p>65.6302521008403</text:p>
          </table:table-cell>
        </table:table-row>
        <table:table-row table:style-name="ro1">
          <table:table-cell office:value-type="string" calcext:value-type="string">
            <text:p>var</text:p>
          </table:table-cell>
          <table:table-cell table:number-matrix-columns-spanned="1" table:number-matrix-rows-spanned="1" table:formula="of:=SUM((([.A2:.A15]-[.B17])^2)*[.B2:.B15])/SUM([.B2:.B14])" office:value-type="float" office:value="6.98077196980487" calcext:value-type="float">
            <text:p>6.98077196980487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formula="of:=SQRT([.B18])" office:value-type="float" office:value="2.64211505612547" calcext:value-type="float">
            <text:p>2.642115056125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0:26:17.073206157</meta:creation-date>
    <dc:date>2017-04-17T10:58:06.197163530</dc:date>
    <meta:editing-duration>PT58S</meta:editing-duration>
    <meta:editing-cycles>1</meta:editing-cycles>
    <meta:document-statistic meta:table-count="1" meta:cell-count="36" meta:object-count="0"/>
    <meta:generator>LibreOffice/5.3.2.2$Linux_X86_64 LibreOffice_project/30m0$Build-2</meta:generator>
  </office:meta>
</office:document-meta>
</file>